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07c" officeooo:paragraph-rsid="0016a07c"/>
    </style:style>
    <style:style style:name="P2" style:family="paragraph" style:parent-style-name="Standard">
      <style:text-properties officeooo:rsid="0019c101" officeooo:paragraph-rsid="0019c101"/>
    </style:style>
    <style:style style:name="P3" style:family="paragraph" style:parent-style-name="Standard">
      <style:text-properties officeooo:rsid="0019c101" officeooo:paragraph-rsid="001d30a2"/>
    </style:style>
    <style:style style:name="P4" style:family="paragraph" style:parent-style-name="Standard">
      <style:text-properties officeooo:rsid="0019c101" officeooo:paragraph-rsid="00209d0b"/>
    </style:style>
    <style:style style:name="P5" style:family="paragraph" style:parent-style-name="Standard">
      <style:text-properties officeooo:rsid="0019c101" officeooo:paragraph-rsid="00225c8e"/>
    </style:style>
    <style:style style:name="P6" style:family="paragraph" style:parent-style-name="Standard">
      <style:text-properties officeooo:rsid="0019c101" officeooo:paragraph-rsid="001a33a6"/>
    </style:style>
    <style:style style:name="P7" style:family="paragraph" style:parent-style-name="Standard">
      <style:text-properties officeooo:rsid="001a33a6" officeooo:paragraph-rsid="001d30a2"/>
    </style:style>
    <style:style style:name="P8" style:family="paragraph" style:parent-style-name="Standard">
      <style:text-properties officeooo:rsid="00242849" officeooo:paragraph-rsid="00242849"/>
    </style:style>
    <style:style style:name="P9" style:family="paragraph" style:parent-style-name="Standard">
      <style:text-properties officeooo:rsid="0025078e" officeooo:paragraph-rsid="0025078e"/>
    </style:style>
    <style:style style:name="P10" style:family="paragraph" style:parent-style-name="Standard">
      <style:text-properties officeooo:rsid="0025078e" officeooo:paragraph-rsid="00280c49"/>
    </style:style>
    <style:style style:name="P11" style:family="paragraph" style:parent-style-name="Standard" style:master-page-name="">
      <style:paragraph-properties fo:margin-left="-0.4cm" fo:margin-right="-1.7cm" fo:text-indent="0cm" style:auto-text-indent="false" style:page-number="auto"/>
      <style:text-properties officeooo:rsid="001a33a6" officeooo:paragraph-rsid="001f5bc0"/>
    </style:style>
    <style:style style:name="P12" style:family="paragraph" style:parent-style-name="Standard">
      <style:paragraph-properties>
        <style:tab-stops>
          <style:tab-stop style:position="15.743cm"/>
        </style:tab-stops>
      </style:paragraph-properties>
      <style:text-properties officeooo:rsid="0016a07c" officeooo:paragraph-rsid="0016a07c"/>
    </style:style>
    <style:style style:name="P13" style:family="paragraph" style:parent-style-name="Standard">
      <style:paragraph-properties>
        <style:tab-stops>
          <style:tab-stop style:position="1.808cm"/>
        </style:tab-stops>
      </style:paragraph-properties>
      <style:text-properties officeooo:rsid="001a33a6" officeooo:paragraph-rsid="001d30a2"/>
    </style:style>
    <style:style style:name="T1" style:family="text">
      <style:text-properties officeooo:rsid="001a33a6"/>
    </style:style>
    <style:style style:name="T2" style:family="text">
      <style:text-properties officeooo:rsid="001d8fbe"/>
    </style:style>
    <style:style style:name="T3" style:family="text">
      <style:text-properties officeooo:rsid="001f5bc0"/>
    </style:style>
    <style:style style:name="T4" style:family="text">
      <style:text-properties officeooo:rsid="00209d0b"/>
    </style:style>
    <style:style style:name="T5" style:family="text">
      <style:text-properties officeooo:rsid="00225c8e"/>
    </style:style>
    <style:style style:name="T6" style:family="text">
      <style:text-properties officeooo:rsid="00242849"/>
    </style:style>
    <style:style style:name="T7" style:family="text">
      <style:text-properties officeooo:rsid="0025078e"/>
    </style:style>
    <style:style style:name="T8" style:family="text">
      <style:text-properties officeooo:rsid="00291a01"/>
    </style:style>
    <style:style style:name="T9" style:family="text">
      <style:text-properties officeooo:rsid="0028263b"/>
    </style:style>
    <style:style style:name="T10" style:family="text">
      <style:text-properties officeooo:rsid="0028d5dd"/>
    </style:style>
    <style:style style:name="T11" style:family="text">
      <style:text-properties officeooo:rsid="0029a430"/>
    </style:style>
    <style:style style:name="T12" style:family="text">
      <style:text-properties officeooo:rsid="00291a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usicsServer Algorithm:</text:p>
      <text:p text:style-name="P1">Echo(protocol.Protocol):</text:p>
      <text:p text:style-name="P2">NOC=null</text:p>
      <text:p text:style-name="P2">connections=0</text:p>
      <text:p text:style-name="P2">connectionsMade()</text:p>
      <text:p text:style-name="P2"><text:s text:c="4"/>connection<text:span text:style-name="T12">s</text:span> is incremented</text:p>
      <text:p text:style-name="P2"/>
      <text:p text:style-name="P2"><text:s text:c="4"/>dataRecieved(data)</text:p>
      <text:p text:style-name="P2"><text:s text:c="8"/><text:span text:style-name="T1">if data(CONTENT_TYPE)==OPERATION then</text:span></text:p>
      <text:p text:style-name="P2"><text:s text:c="12"/><text:span text:style-name="T1">if(data(OPERATION)==INIT) then</text:span></text:p>
      <text:p text:style-name="P6"><text:s text:c="16"/><text:span text:style-name="T1">if the client is a new client then</text:span></text:p>
      <text:p text:style-name="P7"><text:s text:c="20"/>generate a new id for this client </text:p>
      <text:p text:style-name="P13"><text:s text:c="16"/>store the id in NOC with respect to the number of instances with the same id</text:p>
      <text:p text:style-name="P7"><text:s text:c="8"/><text:span text:style-name="T2">send this id number to the requesting client</text:span></text:p>
      <text:p text:style-name="P7"><text:s text:c="4"/></text:p>
      <text:p text:style-name="P7"><text:s text:c="8"/><text:span text:style-name="T2">if(data(OPERATION)==GET) then</text:span></text:p>
      <text:p text:style-name="P7"><text:s text:c="12"/><text:span text:style-name="T3">validate the existence of requested file</text:span></text:p>
      <text:p text:style-name="P7"><text:s text:c="8"/><text:span text:style-name="T3">if the file exists or ACK recieved then</text:span></text:p>
      <text:p text:style-name="P11"><text:s text:c="16"/><text:span text:style-name="T3">if((checkSize(filename)&gt;FILE_MAX_SIZE) and decisionOnInstanceCreation(NOC,data(ID))) then</text:span></text:p>
      <text:p text:style-name="P3"><text:s text:c="16"/><text:span text:style-name="T3">NOC is incremented with respect to the number of instances created.</text:span></text:p>
      <text:p text:style-name="P4"><text:s text:c="16"/><text:span text:style-name="T4">BlockIdentifier=Sync(data(ID)) for different instances</text:span></text:p>
      <text:p text:style-name="P5"><text:s text:c="16"/><text:span text:style-name="T5">dataToBeSent=getFileContent(</text:span> <text:span text:style-name="T4">BlockIdentifier)</text:span></text:p>
      <text:p text:style-name="P5"><text:s text:c="16"/><text:span text:style-name="T5">dataToBeSent is sent along with reinit message</text:span></text:p>
      <text:p text:style-name="P5"><text:s text:c="12"/><text:span text:style-name="T5">else sendBlock(filename)</text:span></text:p>
      <text:p text:style-name="P5"><text:s text:c="8"/><text:span text:style-name="T6">elseif acknowledgment is received from client for reinit message</text:span></text:p>
      <text:p text:style-name="P5"><text:s text:c="12"/><text:span text:style-name="T6">sendBlock(data(CONTENT))</text:span></text:p>
      <text:p text:style-name="P5"/>
      <text:p text:style-name="P8"><text:s text:c="4"/>sendBlock(filename)</text:p>
      <text:p text:style-name="P8"><text:s text:c="8"/><text:span text:style-name="T4">BlockIdentifier=Sync() for different instances</text:span></text:p>
      <text:p text:style-name="P8"><text:s text:c="8"/>if(hasMoreData()) then</text:p>
      <text:p text:style-name="P8"><text:s text:c="13"/>dataToBeSent=getFileContent(BlockIdentifier)</text:p>
      <text:p text:style-name="P8"><text:s text:c="13"/>send <text:span text:style-name="T7">this dataToBeSent to the client</text:span></text:p>
      <text:p text:style-name="P8"/>
      <text:p text:style-name="P9"><text:s text:c="4"/>connectionLost()</text:p>
      <text:p text:style-name="P9"><text:s text:c="8"/>connections count is decremented</text:p>
      <text:p text:style-name="P9"/>
      <text:p text:style-name="P9"><text:s text:c="4"/>sigintHandler(num,trace)</text:p>
      <text:p text:style-name="P9"><text:s text:c="8"/>reactor.stop()</text:p>
      <text:p text:style-name="P9"/>
      <text:p text:style-name="P9">EchoFactory(protocol.Factory):</text:p>
      <text:p text:style-name="P9">serverid=0</text:p>
      <text:p text:style-name="P9"/>
      <text:p text:style-name="P9"><text:s text:c="3"/>buildProtocol(addr)</text:p>
      <text:p text:style-name="P9"><text:s text:c="8"/>serverid is incremented</text:p>
      <text:p text:style-name="P9"><text:s text:c="8"/>return serverid</text:p>
      <text:p text:style-name="P9"/>
      <text:p text:style-name="P9">Sync(ide)</text:p>
      <text:p text:style-name="P10"><text:s text:c="4"/><text:span text:style-name="T8">if the server is sending block for the first time to a client then</text:span></text:p>
      <text:p text:style-name="P10"><text:s text:c="8"/><text:span text:style-name="T9">store the block size to be sent with respect to its ide</text:span></text:p>
      <text:p text:style-name="P10"><text:s text:c="4"/><text:span text:style-name="T9">else if the server had already sent a block to that client then</text:span></text:p>
      <text:p text:style-name="P10"><text:s text:c="8"/><text:span text:style-name="T10">increment the block size by the amount of BLOCK_MAX_SIZE with respect to its ide</text:span></text:p>
      <text:p text:style-name="P10"><text:s text:c="4"/><text:span text:style-name="T8">else if the server is sending block for the first time to a particular client then<text:line-break/></text:span><text:soft-page-break/><text:span text:style-name="T8"> <text:s text:c="7"/>store the block size to be sent with respect to its ide</text:span></text:p>
      <text:p text:style-name="P10"><text:s text:c="4"/><text:span text:style-name="T11">return the block size to be sent with respect to the client's ide</text:span></text:p>
      <text:p text:style-name="P10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1cm" fo:margin-right="1.99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8:09:28.362753544</meta:creation-date>
    <dc:date>2015-04-11T18:38:40.535597352</dc:date>
    <meta:editing-duration>PT4M15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2" meta:paragraph-count="47" meta:word-count="234" meta:character-count="2096" meta:non-whitespace-character-count="1541"/>
  </office:meta>
</office:document-meta>
</file>